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4df2" officeooo:paragraph-rsid="00044df2"/>
    </style:style>
    <style:style style:name="P2" style:family="paragraph" style:parent-style-name="Standard">
      <style:paragraph-properties fo:text-align="center" style:justify-single-word="false"/>
      <style:text-properties officeooo:rsid="00044df2" officeooo:paragraph-rsid="00044df2"/>
    </style:style>
    <style:style style:name="P3" style:family="paragraph" style:parent-style-name="Standard">
      <style:paragraph-properties fo:text-align="start" style:justify-single-word="false"/>
      <style:text-properties officeooo:rsid="00044df2" officeooo:paragraph-rsid="00044df2"/>
    </style:style>
    <style:style style:name="P4" style:family="paragraph" style:parent-style-name="Standard">
      <style:paragraph-properties fo:text-align="start" style:justify-single-word="false"/>
      <style:text-properties officeooo:rsid="00044df2" officeooo:paragraph-rsid="0005d80a"/>
    </style:style>
    <style:style style:name="P5" style:family="paragraph" style:parent-style-name="Standard">
      <style:paragraph-properties fo:text-align="start" style:justify-single-word="false"/>
      <style:text-properties officeooo:rsid="00074c6b" officeooo:paragraph-rsid="00074c6b"/>
    </style:style>
    <style:style style:name="P6" style:family="paragraph" style:parent-style-name="Standard">
      <style:paragraph-properties fo:text-align="start" style:justify-single-word="false"/>
      <style:text-properties officeooo:rsid="00074c6b" officeooo:paragraph-rsid="0009a2dc"/>
    </style:style>
    <style:style style:name="P7" style:family="paragraph" style:parent-style-name="Standard">
      <style:paragraph-properties fo:text-align="start" style:justify-single-word="false"/>
      <style:text-properties officeooo:rsid="0007e4c6" officeooo:paragraph-rsid="0007e4c6"/>
    </style:style>
    <style:style style:name="P8" style:family="paragraph" style:parent-style-name="Standard">
      <style:paragraph-properties fo:text-align="start" style:justify-single-word="false"/>
      <style:text-properties officeooo:rsid="0007e4c6" officeooo:paragraph-rsid="0008647f"/>
    </style:style>
    <style:style style:name="T1" style:family="text">
      <style:text-properties officeooo:rsid="0005d80a"/>
    </style:style>
    <style:style style:name="T2" style:family="text">
      <style:text-properties officeooo:rsid="0008647f"/>
    </style:style>
    <style:style style:name="T3" style:family="text">
      <style:text-properties officeooo:rsid="0009a2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Model Based Design and Verification </text:p>
      <text:p text:style-name="P2">KF6009 </text:p>
      <text:p text:style-name="P2">17036098</text:p>
      <text:p text:style-name="P2">Joe Pigford</text:p>
      <text:p text:style-name="P2"/>
      <text:p text:style-name="P3"/>
      <text:p text:style-name="P3">1. Discussion of the specification.</text:p>
      <text:p text:style-name="P3"/>
      <text:p text:style-name="P4">As one pump cannot run when the other is running the specification <text:span text:style-name="T1">contains a statement to ensure that does not happen “A[] (p1.On imply not(p2.On))”. This checks that in all possible states in pump one is on then pump two must not be active. This also functions as a check for the reverse, pump two on implying pump one is not, as if pump two is on at any point then pump must be off for this to verify. The requirement is not on over off as there are two possible off states “Off” and “Offline” for each pump. Both satisfying this requirement.</text:span></text:p>
      <text:p text:style-name="P4"/>
      <text:p text:style-name="P6">The next requirement “<text:span text:style-name="T3">A[] (ctrl.EmergencyShutdown imply (not(p1.On) and not(p2.On)))</text:span>” states that in all possible “EmergencyShutdown” cases both pumps are turned off. This requirement is included as during an emergency shut down the entire system will be shut down to prevent damage to the system. The pumps being part of the system will need to be shut down to satisfy this requirement. The A[] operator was chosen as the pumps will need to be shut down every time the system enters the “EmergencyShutdown” state. <text:s/><text:span text:style-name="T3">The not “(not(p1.On) and not(p2.On))” is this way in order to ensure both pumps are turned off when the system goes into emergency shut down.</text:span></text:p>
      <text:p text:style-name="P5"/>
      <text:p text:style-name="P8">The amount of times a sensor has fail to respond to polls is measured by the variable “failCount”. At no point during the systems operation can this go over five. The requirement “A[] (ctrl.failCount &lt;= 5)” checks this is satisfied in all possible states. The A[] operator was chosen as this requirement must be satisfied in all possible states the system can enter. It must be less than five as that is the length of the the sensor is given to respond be being <text:span text:style-name="T2">polled again. Another requirement is that if “failCount” reaches five the system must go into emergency shut down. The statement “A&lt;&gt; (ctrl.failCount == 5 imply ctrl.EmergencyShutdown)” is used to check for this. It states that if failCount reaches five the system will in all cases eventually reach “EmergencyShutdown”.</text:span></text:p>
      <text:p text:style-name="P5"/>
      <text:p text:style-name="P5"/>
      <text:p text:style-name="P5"/>
      <text:p text:style-name="P7">4.</text:p>
      <text:p text:style-name="P7">For later</text:p>
      <text:p text:style-name="P7">https://people.cs.kuleuven.be/~danny.weyns/software/ActivFORMS/Current-restrictions-Uppaal.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11:02:07.046906040</meta:creation-date>
    <dc:date>2020-01-17T12:16:26.621534756</dc:date>
    <meta:editing-duration>PT37S</meta:editing-duration>
    <meta:editing-cycles>1</meta:editing-cycles>
    <meta:document-statistic meta:table-count="0" meta:image-count="0" meta:object-count="0" meta:page-count="1" meta:paragraph-count="11" meta:word-count="361" meta:character-count="2186" meta:non-whitespace-character-count="1833"/>
    <meta:generator>LibreOffice/5.1.6.2$Linux_X86_64 LibreOffice_project/10m0$Build-2</meta:generator>
  </office:meta>
</office:document-meta>
</file>